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006cm" svg:height="1.782cm" svg:x="9.686cm" svg:y="14.065cm" svg:viewBox="0 0 2007 1783" svg:d="M0 19c266-19 594-19 589-19s342 32 335 32 342-25 335-25 90 0 90 0l46 169 110 295 148 363c0 0 91 334 91 328s129 272 129 272c0 0 90 277 83 270s46 83 51 79-160-21-141-21-354 21-342 21-369-21-355-21-315 21-303 21-160-28-155-28-58 14-58 14l-124-310c0 0-83-304-76-304s-104-238-104-194-148-464-148-458-180-413-180-413l-21-76z">
            <text:p/>
          </draw:path>
          <draw:path draw:style-name="gr1" draw:text-style-name="P1" draw:layer="layout" svg:width="0.173cm" svg:height="0.212cm" svg:x="9.448cm" svg:y="13.826cm" svg:viewBox="0 0 174 213" svg:d="M0 198c81-198 99-198 90-198s49 115 49 115c0 0 25 98 34 98s-34-74-34-74h-114">
            <text:p/>
          </draw:path>
          <draw:path draw:style-name="gr1" draw:text-style-name="P1" draw:layer="layout" svg:width="0.157cm" svg:height="0.228cm" svg:x="10.184cm" svg:y="15.905cm" svg:viewBox="0 0 158 229" svg:d="M18 229c0-220 17-229 7-229s107 16 107 16c0 0 16 58 25 58s-74 25-67 25-81 0-81 0h90c0 0 49 65 49 56s-14 51-5 51-87 20-87 20l-56-4z">
            <text:p/>
          </draw:path>
          <draw:path draw:style-name="gr1" draw:text-style-name="P1" draw:layer="layout" svg:width="0.178cm" svg:height="0.219cm" svg:x="11.743cm" svg:y="15.861cm" svg:viewBox="0 0 179 220" svg:d="M170 25c-49-25-91-25-86-25s-53 19-53 19c0 0-25 87-30 87s19 81 16 76 76 42 51 38 72-5 67-5 44-23 44-23">
            <text:p/>
          </draw:path>
          <draw:path draw:style-name="gr1" draw:text-style-name="P1" draw:layer="layout" svg:width="0.17cm" svg:height="0.219cm" svg:x="11.078cm" svg:y="13.785cm" svg:viewBox="0 0 171 220" svg:d="M4 215c0-201 0-215 0-215 0 0 81 11 75 11s53 23 53 23l39 58c0 0-25 79-14 70s-42 44-42 39-83 19-67 19-48 0-48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3:01:13.862970086</meta:creation-date>
    <dc:date>2018-03-08T13:01:42.834717180</dc:date>
    <meta:editing-duration>PT29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